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fill="solid" draw:fill-color="#ffd32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fill="none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fo:min-height="1.25cm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.45cm" svg:height="18.4cm" svg:x="1.45cm" svg:y="1.15cm">
          <text:p text:style-name="P1">Payload</text:p>
        </draw:rect>
        <draw:rect draw:style-name="gr2" draw:text-style-name="P1" draw:layer="layout" svg:width="5.15cm" svg:height="1.7cm" svg:x="1.45cm" svg:y="1.15cm">
          <text:p text:style-name="P1">C</text:p>
        </draw:rect>
        <draw:rect draw:style-name="gr2" draw:text-style-name="P1" draw:layer="layout" svg:width="5.15cm" svg:height="1.7cm" svg:x="6.55cm" svg:y="1.15cm">
          <text:p text:style-name="P1">A</text:p>
        </draw:rect>
        <draw:rect draw:style-name="gr2" draw:text-style-name="P1" draw:layer="layout" svg:width="5.15cm" svg:height="1.7cm" svg:x="11.65cm" svg:y="1.15cm">
          <text:p text:style-name="P1">R</text:p>
        </draw:rect>
        <draw:rect draw:style-name="gr2" draw:text-style-name="P1" draw:layer="layout" svg:width="5.15cm" svg:height="1.7cm" svg:x="16.75cm" svg:y="1.15cm">
          <text:p text:style-name="P1">P</text:p>
        </draw:rect>
        <draw:rect draw:style-name="gr2" draw:text-style-name="P1" draw:layer="layout" svg:width="10.2cm" svg:height="1.7cm" svg:x="1.45cm" svg:y="2.85cm">
          <text:p text:style-name="P1">Message Number</text:p>
        </draw:rect>
        <draw:rect draw:style-name="gr2" draw:text-style-name="P1" draw:layer="layout" svg:width="10.2cm" svg:height="1.7cm" svg:x="11.65cm" svg:y="2.85cm">
          <text:p text:style-name="P1">Payload Length</text:p>
        </draw:rect>
        <draw:custom-shape draw:style-name="gr3" draw:text-style-name="P1" draw:layer="layout" svg:width="1.05cm" svg:height="3.35cm" svg:x="22.4cm" svg:y="1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4.6cm" svg:height="1.6cm" svg:x="23.55cm" svg:y="2.35cm">
          <draw:text-box>
            <text:p>Car Protoco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lorian Hisch</meta:initial-creator>
    <meta:creation-date>2014-02-03T00:34:41.43</meta:creation-date>
    <dc:date>2014-02-03T00:39:13.10</dc:date>
    <dc:creator>Florian Hisch</dc:creator>
    <meta:editing-duration>PT4M31S</meta:editing-duration>
    <meta:editing-cycles>1</meta:editing-cycles>
    <meta:document-statistic meta:object-count="9"/>
    <meta:generator>OpenOffice.org/3.3$Win32 OpenOffice.org_project/330m20$Build-9567</meta:generator>
  </office:meta>
</office:document-meta>
</file>